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2e8b57" draw:fill-color="#f0fff0" draw:textarea-horizontal-align="center" draw:textarea-vertical-align="middle" draw:auto-grow-height="false" fo:min-height="4.001cm" fo:min-width="5.501cm" fo:padding-top="0cm" fo:padding-bottom="0cm" fo:padding-left="0cm" fo:padding-right="0cm" fo:wrap-option="wrap" loext:writing-mode="bt-lr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0fff0"/>
      <style:paragraph-properties fo:text-align="start" loext:writing-mode="bt-l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name="btlr" draw:style-name="gr1" draw:text-style-name="P2" draw:layer="layout" svg:width="5.5cm" svg:height="5cm" svg:x="1cm" svg:y="1cm">
          <text:p text:style-name="P1">日本国</text:p>
          <text:p text:style-name="P1">Japan</text:p>
          <text:p text:style-name="P1">third line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deg" draw:border="0%"/>
    <draw:gradient draw:name="Ausgefüllt_20_blau" draw:display-name="Ausgefüllt blau" draw:style="linear" draw:start-color="#729fcf" draw:end-color="#355269" draw:start-intensity="100%" draw:end-intensity="100%" draw:angle="300deg" draw:border="0%"/>
    <draw:gradient draw:name="Ausgefüllt_20_gelb" draw:display-name="Ausgefüllt gelb" draw:style="linear" draw:start-color="#ffde59" draw:end-color="#b47804" draw:start-intensity="100%" draw:end-intensity="100%" draw:angle="300deg" draw:border="0%"/>
    <draw:gradient draw:name="Ausgefüllt_20_grün" draw:display-name="Ausgefüllt grün" draw:style="linear" draw:start-color="#77bc65" draw:end-color="#127622" draw:start-intensity="100%" draw:end-intensity="100%" draw:angle="300deg" draw:border="0%"/>
    <draw:gradient draw:name="Ausgefüllt_20_rot" draw:display-name="Ausgefüllt rot" draw:style="linear" draw:start-color="#ff6d6d" draw:end-color="#c9211e" draw:start-intensity="100%" draw:end-intensity="100%" draw:angle="30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ja" style:country-asian="JP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.5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05cm" fo:margin-bottom="0cm" fo:text-indent="0cm"/>
      <style:text-properties fo:font-size="28.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03cm" fo:margin-bottom="0cm" fo:text-indent="0cm"/>
      <style:text-properties fo:font-size="24.3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02cm" fo:margin-bottom="0cm" fo:text-indent="0cm"/>
      <style:text-properties fo:font-size="20.2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.7000007629395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cm" fo:page-height="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page-thumbnail draw:layer="backgroundobjects" svg:width="18.999cm" svg:height="12.665cm" svg:x="1cm" svg:y="8.517cm"/>
    </style:handout-master>
    <style:master-page style:name="Standard" style:page-layout-name="PM1" draw:style-name="Mdp1">
      <draw:frame presentation:style-name="Standard-title" draw:layer="backgroundobjects" svg:width="21.599cm" svg:height="2.671cm" svg:x="1.2cm" svg:y="0.637cm" presentation:class="title" presentation:placeholder="true">
        <draw:text-box/>
      </draw:frame>
      <draw:frame presentation:style-name="Standard-outline1" draw:layer="backgroundobjects" svg:width="21.599cm" svg:height="9.279cm" svg:x="1.2cm" svg:y="3.743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15T22:32:17.399000000</meta:creation-date>
    <dc:title>24x16impress</dc:title>
    <meta:editing-duration>PT15M45S</meta:editing-duration>
    <meta:editing-cycles>6</meta:editing-cycles>
    <meta:generator>BCommitContinue/7.5.0.0.alpha0$Windows_X86_64 LibreOffice_project/8ad101aaca50001a825f89fb330f5474965aa1fd</meta:generator>
    <meta:initial-creator>Regina Henschel</meta:initial-creator>
    <dc:date>2022-09-16T12:03:16.334000000</dc:date>
    <dc:creator>Regina Henschel</dc:creator>
    <meta:document-statistic meta:object-count="8"/>
  </office:meta>
</office:document-meta>
</file>